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7">
        <text:h text:style-name="Heading_20_4" text:outline-level="4">Combine Files</text:h>
        <text:p text:style-name="Text_20_body"/>
        <text:p text:style-name="Text_20_body_20_indent_20_Organon">Files and Folders can be combined. The selected will be combined with the entry below him.</text:p>
        <text:p text:style-name="Text_20_body_20_indent_20_Organon"/>
        <text:p text:style-name="Text_20_body_20_indent_20_Organon">In following cases files and folders can't be combined:</text:p>
        <text:list xml:id="list4936955710047747820" text:style-name="L1">
          <text:list-item>
            <text:p text:style-name="P1">The selected is inside the waste bin.</text:p>
          </text:list-item>
          <text:list-item>
            <text:p text:style-name="P1">The selected is the project folder.</text:p>
          </text:list-item>
          <text:list-item>
            <text:p text:style-name="P1">The to be combined file / folder is a folder and has entries.</text:p>
          </text:list-item>
          <text:list-item>
            <text:p text:style-name="P1">The to be combined file / folder is at a higher level of the hierarchie.</text:p>
          </text:list-item>
        </text:list>
        <text:p text:style-name="Text_20_body_20_indent_20_Organon"/>
        <text:p text:style-name="Text_20_body_20_indent_20_Organon">The combined file will be moved to the waste bin.</text:p>
        <text:p text:style-name="Text_20_body_20_indent_20_Organon"/>
        <text:p text:style-name="Text_20_body_20_indent_20_Organon">A shortcut is available for this fun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9" meta:word-count="89" meta:character-count="458"/>
    <dc:date>2015-10-01T09:46:42.69</dc:date>
    <meta:editing-duration>P0D</meta:editing-duration>
    <meta:editing-cycles>1</meta:editing-cycles>
    <meta:generator>OpenOffice/4.1.1$Win32 OpenOffice.org_project/411m6$Build-9775</meta:generator>
  </office:meta>
</office:document-meta>
</file>